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3932f"/>
    </style:style>
    <style:style style:name="P2" style:family="paragraph" style:parent-style-name="Arabic">
      <style:text-properties officeooo:rsid="0013932f" officeooo:paragraph-rsid="0013932f"/>
    </style:style>
    <style:style style:name="P3" style:family="paragraph" style:parent-style-name="Arabic">
      <style:text-properties officeooo:rsid="0014f32c" officeooo:paragraph-rsid="0014f32c"/>
    </style:style>
    <style:style style:name="P4" style:family="paragraph" style:parent-style-name="Arabic">
      <style:text-properties officeooo:rsid="0014f32c" officeooo:paragraph-rsid="00155895"/>
    </style:style>
    <style:style style:name="P5" style:family="paragraph" style:parent-style-name="Arabic">
      <style:text-properties officeooo:rsid="00155895" officeooo:paragraph-rsid="00155895"/>
    </style:style>
    <style:style style:name="P6" style:family="paragraph" style:parent-style-name="Arabic">
      <style:text-properties officeooo:rsid="00180e5b" officeooo:paragraph-rsid="00180e5b"/>
    </style:style>
    <style:style style:name="P7" style:family="paragraph" style:parent-style-name="Arabic">
      <style:text-properties officeooo:rsid="001d603b" officeooo:paragraph-rsid="00180e5b"/>
    </style:style>
    <style:style style:name="P8" style:family="paragraph" style:parent-style-name="Arabic">
      <style:text-properties officeooo:rsid="001d603b" officeooo:paragraph-rsid="001d603b"/>
    </style:style>
    <style:style style:name="P9" style:family="paragraph" style:parent-style-name="Arabic">
      <style:text-properties officeooo:rsid="001d6d0f" officeooo:paragraph-rsid="001d6d0f"/>
    </style:style>
    <style:style style:name="P10" style:family="paragraph" style:parent-style-name="Arabic">
      <style:text-properties officeooo:rsid="001f9e52" officeooo:paragraph-rsid="001f9e52"/>
    </style:style>
    <style:style style:name="P11" style:family="paragraph" style:parent-style-name="Arabic">
      <style:text-properties officeooo:rsid="001fff3e" officeooo:paragraph-rsid="001fff3e"/>
    </style:style>
    <style:style style:name="P12" style:family="paragraph" style:parent-style-name="Arabic">
      <style:text-properties officeooo:rsid="002522bd" officeooo:paragraph-rsid="002522bd"/>
    </style:style>
    <style:style style:name="P13" style:family="paragraph" style:parent-style-name="Arabic">
      <style:text-properties officeooo:rsid="00259dc7" officeooo:paragraph-rsid="00259dc7"/>
    </style:style>
    <style:style style:name="P14" style:family="paragraph" style:parent-style-name="Arabic">
      <style:text-properties officeooo:rsid="0026488e" officeooo:paragraph-rsid="0026488e"/>
    </style:style>
    <style:style style:name="P15" style:family="paragraph" style:parent-style-name="Arabic">
      <style:text-properties officeooo:rsid="00278f69" officeooo:paragraph-rsid="00278f69"/>
    </style:style>
    <style:style style:name="P16" style:family="paragraph" style:parent-style-name="Arabic">
      <style:text-properties officeooo:rsid="00288c85" officeooo:paragraph-rsid="00288c85"/>
    </style:style>
    <style:style style:name="P17" style:family="paragraph" style:parent-style-name="Arabic">
      <style:text-properties officeooo:rsid="002a8a52" officeooo:paragraph-rsid="002a8a52"/>
    </style:style>
    <style:style style:name="P18" style:family="paragraph" style:parent-style-name="Arabic">
      <style:text-properties officeooo:rsid="002b8d1b" officeooo:paragraph-rsid="002b8d1b"/>
    </style:style>
    <style:style style:name="P19" style:family="paragraph" style:parent-style-name="Arabic">
      <style:text-properties officeooo:rsid="002d2aa1" officeooo:paragraph-rsid="002d2aa1"/>
    </style:style>
    <style:style style:name="P20" style:family="paragraph" style:parent-style-name="Arabic">
      <style:text-properties officeooo:rsid="002f03f2" officeooo:paragraph-rsid="002f03f2"/>
    </style:style>
    <style:style style:name="P21" style:family="paragraph" style:parent-style-name="Arabic">
      <style:text-properties officeooo:rsid="002fd315" officeooo:paragraph-rsid="002fd315"/>
    </style:style>
    <style:style style:name="P22" style:family="paragraph" style:parent-style-name="Arabic">
      <style:text-properties officeooo:rsid="00311001" officeooo:paragraph-rsid="00311001"/>
    </style:style>
    <style:style style:name="T1" style:family="text">
      <style:text-properties officeooo:rsid="0013932f"/>
    </style:style>
    <style:style style:name="T2" style:family="text">
      <style:text-properties officeooo:rsid="0014f32c"/>
    </style:style>
    <style:style style:name="T3" style:family="text">
      <style:text-properties officeooo:rsid="00155895"/>
    </style:style>
    <style:style style:name="T4" style:family="text">
      <style:text-properties officeooo:rsid="0016517a"/>
    </style:style>
    <style:style style:name="T5" style:family="text">
      <style:text-properties officeooo:rsid="0019eecd"/>
    </style:style>
    <style:style style:name="T6" style:family="text">
      <style:text-properties officeooo:rsid="001d6d0f"/>
    </style:style>
    <style:style style:name="T7" style:family="text">
      <style:text-properties officeooo:rsid="001fff3e"/>
    </style:style>
    <style:style style:name="T8" style:family="text">
      <style:text-properties officeooo:rsid="0021e595"/>
    </style:style>
    <style:style style:name="T9" style:family="text">
      <style:text-properties officeooo:rsid="0023cd29"/>
    </style:style>
    <style:style style:name="T10" style:family="text">
      <style:text-properties officeooo:rsid="00259dc7"/>
    </style:style>
    <style:style style:name="T11" style:family="text">
      <style:text-properties officeooo:rsid="00268f6c"/>
    </style:style>
    <style:style style:name="T12" style:family="text">
      <style:text-properties officeooo:rsid="002b8d1b"/>
    </style:style>
    <style:style style:name="T13" style:family="text">
      <style:text-properties officeooo:rsid="002f03f2"/>
    </style:style>
    <style:style style:name="T14" style:family="text">
      <style:text-properties officeooo:rsid="00311001"/>
    </style:style>
    <style:style style:name="T15" style:family="text">
      <style:text-properties officeooo:rsid="00311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1</text:p>
      <text:p text:style-name="P1"><text:span text:style-name="T1">بِسِْمِلَهِ اَوَّلِ</text:span></text:p>
      <text:p text:style-name="P1"><text:span text:style-name="T1">پْوِكِ اَسِيُ مِثَلِ</text:span></text:p>
      <text:p text:style-name="P1"><text:span text:style-name="T1">بِنْڠُ نْجِمَ مْفَضِلِ</text:span></text:p>
      <text:p text:style-name="P2">رِيُ اَلُتَنْرِكِوَ</text:p>
      <text:p text:style-name="P2"/>
      <text:p text:style-name="P2">#2</text:p>
      <text:p text:style-name="P2">بِسْمِل<text:span text:style-name="T4">َ</text:span>هِ اِخْوَانِ</text:p>
      <text:p text:style-name="P2">پَمِ نَأ<text:span text:style-name="T4">َ</text:span>رَاحَمَنِ</text:p>
      <text:p text:style-name="P2">نَأ<text:span text:style-name="T4">َ</text:span>رَاحِيْمِ يُوَانِ</text:p>
      <text:p text:style-name="P2">رِيُ يَلُ<text:span text:style-name="T4">تَ</text:span>غُلِىَ</text:p>
      <text:p text:style-name="P2"/>
      <text:p text:style-name="P2">#3</text:p>
      <text:p text:style-name="P2">كَتِكَ سِكٔ رُزَنْڠُ</text:p>
      <text:p text:style-name="P2">كْو<text:span text:style-name="T2">ِ</text:span>رَا مَتِنْبِ<text:span text:style-name="T2">زِ كْوَنْڠُ</text:span></text:p>
      <text:p text:style-name="P3">نِوَاپِ خَبَارِ يَنْڠُ</text:p>
      <text:p text:style-name="P3">كِصَ ػَلُ نِجِرِيَا</text:p>
      <text:p text:style-name="P3"><text:soft-page-break/></text:p>
      <text:p text:style-name="P3">#4</text:p>
      <text:p text:style-name="P3">نَلِ نِرَاؤُ دِيَنِ</text:p>
      <text:p text:style-name="P3">كَأُنَ مْتُ نْيُم<text:span text:style-name="T3">ْ</text:span>بانِ</text:p>
      <text:p text:style-name="P5">مُيُوِ اُكَتَمَنِ</text:p>
      <text:p text:style-name="P5">كْوَا حَلَلِا كَرِضِيَا</text:p>
      <text:p text:style-name="P5"/>
      <text:p text:style-name="P5">#5</text:p>
      <text:p text:style-name="P5">نَمَهَرِيِ يُوَانِ</text:p>
      <text:p text:style-name="P5">نَلُمْپَ زَيْدَانِ</text:p>
      <text:p text:style-name="P5">نَلِنَ پِتِ ػَنْدَانِ</text:p>
      <text:p text:style-name="P5">كَوَاحِ كُمُوَاتِيَا</text:p>
      <text:p text:style-name="P5"/>
      <text:p text:style-name="P5">#6</text:p>
      <text:p text:style-name="P5">عَلِى كِتُكَ كْوَاكِ</text:p>
      <text:p text:style-name="P5">اُنَ رُبَ مُيُ وَاكِ</text:p>
      <text:p text:style-name="P5">اَكِرَا كْوَ مْكِى وَاكِ</text:p>
      <text:p text:style-name="P5"><text:soft-page-break/>مْكُنُ كَفُمْبَتِيَا</text:p>
      <text:p text:style-name="P5"/>
      <text:p text:style-name="P5">#7</text:p>
      <text:p text:style-name="P5">مْوَانَ بِنْتِ رَسُوْلِ</text:p>
      <text:p text:style-name="P5">حَيُ اَسِتَعَمَلِ</text:p>
      <text:p text:style-name="P5">اَكِرَا مْوِنْيِ عَقِلِ</text:p>
      <text:p text:style-name="P5">خَبَارِ اَكَمْوَابِيَا</text:p>
      <text:p text:style-name="P5"/>
      <text:p text:style-name="P5">#8</text:p>
      <text:p text:style-name="P5">اَكِنِرَا اُغِيْزِيِ</text:p>
      <text:p text:style-name="P5">فَطِمَ نِكْوَابِيِ</text:p>
      <text:p text:style-name="P5">عَلِيْ اُوْزِايِ</text:p>
      <text:p text:style-name="P5">خَبَارِ هُيَسِكِيَا</text:p>
      <text:p text:style-name="P4"/>
      <text:p text:style-name="P6">#9</text:p>
      <text:p text:style-name="P6">اَكَفَنْي<text:span text:style-name="T5">َّ</text:span> مْشَوَاشَ</text:p>
      <text:p text:style-name="P6">فَطِمَ اَكَمْكَنُشَا</text:p>
      <text:p text:style-name="P6"><text:soft-page-break/>اَلَمَ كَمُوُنِيْشَ</text:p>
      <text:p text:style-name="P6">تَنَبُحِ كَمْتِيَا</text:p>
      <text:p text:style-name="P6"/>
      <text:p text:style-name="P6">#10</text:p>
      <text:p text:style-name="P6">سِپَتٖ كْوَمْبَا نِكْوِلِ</text:p>
      <text:p text:style-name="P6">حُجَ سِكُتَعَمَلِ</text:p>
      <text:p text:style-name="P6">اَرُدِپُ كْوَا رَسُوْلِ</text:p>
      <text:p text:style-name="P6">اِيُ تَمُوَاغَلِيْيَ</text:p>
      <text:p text:style-name="P7"/>
      <text:p text:style-name="P8">#11</text:p>
      <text:p text:style-name="P8">مْوَانَ بِنْتِ أمِيْنِ</text:p>
      <text:p text:style-name="P8">حَيُ نْرِيُ تَمْكِنِ</text:p>
      <text:p text:style-name="P8">اَلِنَ پِتِ ػَنْدَانِ</text:p>
      <text:p text:style-name="P8">كَوَاحِ كُمْڤُلِيَا</text:p>
      <text:p text:style-name="P8"/>
      <text:p text:style-name="P8">#12</text:p>
      <text:p text:style-name="P8">اَكَفَنْيَّا حَلِ مَمَ</text:p>
      <text:p text:style-name="P8"><text:soft-page-break/>اَسِوِزِ فَطِيْمَ</text:p>
      <text:p text:style-name="P8">حَسَنِ اَكَمْتُمَ</text:p>
      <text:p text:style-name="P8">بَبَكُ نَمْكُلِيَا</text:p>
      <text:p text:style-name="P8"/>
      <text:p text:style-name="P8">#13</text:p>
      <text:p text:style-name="P8">نَمْكُلِيَ كْوَا سِرِ</text:p>
      <text:p text:style-name="P8">اَسِكُيُوِ ا<text:span text:style-name="T6">بَشِيْرِا</text:span></text:p>
      <text:p text:style-name="P9">اَػِنْرَا اَكَفَصِيْرِ</text:p>
      <text:p text:style-name="P9">مْبِيْ زَ تُمْوَا نَبِيَا</text:p>
      <text:p text:style-name="P9"/>
      <text:p text:style-name="P9">#14</text:p>
      <text:p text:style-name="P9">كَفَصِيْرِ مُعَيَنِ</text:p>
      <text:p text:style-name="P9">حَمْكُلِوَا نْيُمْبَانِ</text:p>
      <text:p text:style-name="P9">كُسِكِيَكْوِ اَمِيْنِ</text:p>
      <text:p text:style-name="P9">عَجَبُ اِكَمْڠِيْيَا</text:p>
      <text:p text:style-name="P9"/>
      <text:p text:style-name="P9">#15</text:p>
      <text:p text:style-name="P9"><text:soft-page-break/>كَمُوُلِزَا هَشِيْمَ</text:p>
      <text:p text:style-name="P9">يِوُ اُنَنِ فَطِيْمَ</text:p>
      <text:p text:style-name="P9">حُكْوَمْكُوَ كْوَا حِيْمَ</text:p>
      <text:p text:style-name="P9">نَيُ سِيُ مَزُوِيَا</text:p>
      <text:p text:style-name="P9"/>
      <text:p text:style-name="P9">#16</text:p>
      <text:p text:style-name="P9">عَلِيْ اَكَيْنُكَ</text:p>
      <text:p text:style-name="P9">اَكِنِرَا كْوَ حَرَاكَ</text:p>
      <text:p text:style-name="P9">حَيَ نْيُمْبَانِ كِفِكَ</text:p>
      <text:p text:style-name="P9">مْوَانَ فَطِيْمَ حُلِيَا</text:p>
      <text:p text:style-name="P9"/>
      <text:p text:style-name="P10">#17</text:p>
      <text:p text:style-name="P10">عَلِيْ كَشَوِشِكَ</text:p>
      <text:p text:style-name="P10">كْوَا رُحُمَ كَمْشِيْكَ</text:p>
      <text:p text:style-name="P10">كْوَانْدَا فَطِيْمَ پُلِكَ</text:p>
      <text:p text:style-name="P10">اُلِلُ نَلُ نَمْبِيَا</text:p>
      <text:p text:style-name="P10"/>
      <text:p text:style-name="P10"><text:soft-page-break/>#18</text:p>
      <text:p text:style-name="P10">اُنَ كِطَ حُكُؤُمَ</text:p>
      <text:p text:style-name="P10">اَوْ وَاشِكْوَا نَحُمَ</text:p>
      <text:p text:style-name="P10">اَك<text:span text:style-name="T8">َ</text:span>مْجِبُ فَطِيْمَ</text:p>
      <text:p text:style-name="P10">كْوَا مَرَضِيْ سِكُلِيَا</text:p>
      <text:p text:style-name="P10"/>
      <text:p text:style-name="P10">#19</text:p>
      <text:p text:style-name="P10">مِمِ حَپَ نِمْتُكَ</text:p>
      <text:p text:style-name="P10">و<text:span text:style-name="T9">ِ</text:span>و<text:span text:style-name="T9">ِ</text:span> حُنِنَ هُتِيْكَ</text:p>
      <text:p text:style-name="P10">نَكَمَ كِتُ وَاتَكَ</text:p>
      <text:p text:style-name="P10">اُسِخُفُ كُنَمْبِيَا</text:p>
      <text:p text:style-name="P10"/>
      <text:p text:style-name="P10">#20</text:p>
      <text:p text:style-name="P10">وَتَكَ مْنِ رُپَ<text:span text:style-name="T7">نْڠَ</text:span></text:p>
      <text:p text:style-name="P11">كَثَمِيْنِ رُحُ يَنْڠُ</text:p>
      <text:p text:style-name="P11">مُوْيُ اُپُو<text:span text:style-name="T9">ِ</text:span> <text:span text:style-name="T9">مَ</text:span>تُنْڠُ</text:p>
      <text:p text:style-name="P11">نَوِ اُكُمِ كُلِيْيَا</text:p>
      <text:p text:style-name="P11"><text:soft-page-break/></text:p>
      <text:p text:style-name="P11">#21</text:p>
      <text:p text:style-name="P11">فَطِيْمَ اَكَتَمْكَ</text:p>
      <text:p text:style-name="P11">پِتِ يَكُ نَيْتَكَ</text:p>
      <text:p text:style-name="P11">عَلِيْ اَكَشُتُكَ</text:p>
      <text:p text:style-name="P11">هُوَزَا نِكُوْمْوَبِيَا</text:p>
      <text:p text:style-name="P11"/>
      <text:p text:style-name="P12">#22</text:p>
      <text:p text:style-name="P12">كِسَ عَلِيْ حَيْدَارِ</text:p>
      <text:p text:style-name="P12">نِنُ اُلِلُا فَصِيْرِا</text:p>
      <text:p text:style-name="P12">اُنَيُ اَبُوْ بَكَرِ</text:p>
      <text:p text:style-name="P12">تَكْوِنْرَ كُكُتْوَلِيَا</text:p>
      <text:p text:style-name="P12"/>
      <text:p text:style-name="P12">#23</text:p>
      <text:p text:style-name="P12">پِتِ يَكُ يَػَنْدَانِ</text:p>
      <text:p text:style-name="P12">بُوْ بَكَرِ سِكِفَنِ</text:p>
      <text:p text:style-name="P12">نِمِتَكَ تَمْكِنِ</text:p>
      <text:p text:style-name="P12"><text:soft-page-break/>يِوُ عَلِي نَمْبِيَا</text:p>
      <text:p text:style-name="P12"/>
      <text:p text:style-name="P12">#24</text:p>
      <text:p text:style-name="P12">هُوْنُ مْوِزِ نِوَا پِلِ</text:p>
      <text:p text:style-name="P12">مِمِ سِكُتَعَمَلِ</text:p>
      <text:p text:style-name="P12">اُنَ نَمْكِيْ وَ پِيْلِ</text:p>
      <text:p text:style-name="P12">خَبَارِ نِمْسِكِيَا</text:p>
      <text:p text:style-name="P12"/>
      <text:p text:style-name="P12">#25</text:p>
      <text:p text:style-name="P12">كَمْبَ وَاللَّهِ رُيَنْغُ</text:p>
      <text:p text:style-name="P12">نِوِ پْوِكِ مْكِ وَنْغُ</text:p>
      <text:p text:style-name="P12">نِنْيَّنِ عَدُوِ يَنْڠُ</text:p>
      <text:p text:style-name="P12">حِلَ مْتُيِ نَمْبِيَا</text:p>
      <text:p text:style-name="P12"/>
      <text:p text:style-name="P12">#26</text:p>
      <text:p text:style-name="P12">كَمْجِبُ كْوَا لِسَنِ</text:p>
      <text:p text:style-name="P12">مْتُيِ سِ<text:span text:style-name="T10">مْبَاءِنِ بَيْنِ</text:span></text:p>
      <text:p text:style-name="P13"><text:soft-page-break/>پِتِ يَكُ يَػَنْدَانِ</text:p>
      <text:p text:style-name="P13">اُنِپَپٗ تَرِظيْيَا</text:p>
      <text:p text:style-name="P13"/>
      <text:p text:style-name="P13">#27</text:p>
      <text:p text:style-name="P13">عَلِي اَكَبَيِيْنِ</text:p>
      <text:p text:style-name="P13">نِكْوَمْبِيَ تَمْكِنِ</text:p>
      <text:p text:style-name="P13">يَلِغِيَ كِسِمَانِ</text:p>
      <text:p text:style-name="P13">اَوُ مُوُزِ نَبِيَا</text:p>
      <text:p text:style-name="P13"/>
      <text:p text:style-name="P14">#28</text:p>
      <text:p text:style-name="P14">مُيَ نِنَ پِتِ يَكُ</text:p>
      <text:p text:style-name="P14">مَحَلِ اُيْوِتِيْكُ</text:p>
      <text:p text:style-name="P14">كَمَ هَيَ مَتَمْكُ</text:p>
      <text:p text:style-name="P14">بَبَغُ سِتُمُوَابِيَا</text:p>
      <text:p text:style-name="P14"/>
      <text:p text:style-name="P14">#29</text:p>
      <text:p text:style-name="P14">عَلِي اَكَوُضِيْكَ</text:p>
      <text:p text:style-name="P14"><text:soft-page-break/>فَطِيْمَ كُكَصِيْرِكَ</text:p>
      <text:p text:style-name="P14">اَكَيْنُكَ اَكَتُكَ</text:p>
      <text:p text:style-name="P14">اَكِنِرَا كْوَا نَبِيَا</text:p>
      <text:p text:style-name="P14"/>
      <text:p text:style-name="P14">#30</text:p>
      <text:p text:style-name="P14">كَمُوُلِزَا حَشِيْمَ</text:p>
      <text:p text:style-name="P14">وَلِوُ نَنِ فَطِيْمَ</text:p>
      <text:p text:style-name="P14">عَلِيْ كَتَكَلَّمَ</text:p>
      <text:p text:style-name="P14">مْتُمِ اَكَمْوَمْبِيَا</text:p>
      <text:p text:style-name="P14"/>
      <text:p text:style-name="P14">#31</text:p>
      <text:p text:style-name="P14">اَكَمْوَامْبِيَا شَرِفُ</text:p>
      <text:p text:style-name="P14">فَطِيْمَ مِنِكَلِفُ</text:p>
      <text:p text:style-name="P14">زِيَپُ زِنْيِ مَخُفُ</text:p>
      <text:p text:style-name="P14">زِنْڠِ نِمِمْتِلِيَا</text:p>
      <text:p text:style-name="P14"/>
      <text:p text:style-name="P14">#32</text:p>
      <text:p text:style-name="P14"><text:soft-page-break/>يَكْوِلِيَوِ رَسُوْلِ</text:p>
      <text:p text:style-name="P14">نَمِ نَلِفَنْيَ كْوِلِ</text:p>
      <text:p text:style-name="P14">كُمْوَامْبِيَ سِحِمِلِ</text:p>
      <text:p text:style-name="P14">خُفُ زِمِزُنِغ<text:span text:style-name="T11">ِيَا</text:span></text:p>
      <text:p text:style-name="P14"/>
      <text:p text:style-name="P15">#33</text:p>
      <text:p text:style-name="P15">اِنِرَا وِوِ سَيّدِ</text:p>
      <text:p text:style-name="P15">كَمُوُنْيِّ اَبُرُدِ</text:p>
      <text:p text:style-name="P15">كَيْنُكَا مُحَمَّدِا</text:p>
      <text:p text:style-name="P15">حَپُ كَأَنْدَامَ نْدِيَا</text:p>
      <text:p text:style-name="P15"/>
      <text:p text:style-name="P15">#34</text:p>
      <text:p text:style-name="P15">اَتِرَا حَيَ جِلِسِ</text:p>
      <text:p text:style-name="P15">اُسُ اُكَلِى نَكَسِ</text:p>
      <text:p text:style-name="P15">كَفَنْيَ كَمَ هَيْسِ</text:p>
      <text:p text:style-name="P15">مِكْوِنْرَ كُمْوَاڠَلِيَا</text:p>
      <text:p text:style-name="P15"/>
      <text:p text:style-name="P15"><text:soft-page-break/>#35</text:p>
      <text:p text:style-name="P15">كَمُوُلِزَا حَشِيْمَ</text:p>
      <text:p text:style-name="P15">وَلِوُ نَنِ فَطِيْمَ</text:p>
      <text:p text:style-name="P16">حَسَانِ اُيْيِ حِمَ</text:p>
      <text:p text:style-name="P16">عَلِى كُمْوَادَمِيَا</text:p>
      <text:p text:style-name="P16"/>
      <text:p text:style-name="P16">#36</text:p>
      <text:p text:style-name="P16">فَطِيْمَ حَكُكَصِيْرِ</text:p>
      <text:p text:style-name="P16">اَكَمْوَامْبِيَ بَشِيْرِا</text:p>
      <text:p text:style-name="P16">عَلِي زَاكِى خَبَارِ</text:p>
      <text:p text:style-name="P16">يِوُ نِمِزِسِكِيَا</text:p>
      <text:p text:style-name="P16"/>
      <text:p text:style-name="P17">#37</text:p>
      <text:p text:style-name="P17">كَمُوُلِزَا اَمِيْنِ</text:p>
      <text:p text:style-name="P17">نِكَمَ خَبَارِ غَانِ</text:p>
      <text:p text:style-name="P17">اُسِمْغُجِ نْيُمْبَانِ</text:p>
      <text:p text:style-name="P17">اُكَيَ اُكُمْوَنْدَامِيَا</text:p>
      <text:p text:style-name="P17"><text:soft-page-break/></text:p>
      <text:p text:style-name="P17">#38</text:p>
      <text:p text:style-name="P17">اَكَنْيَّمَاَءَ <text:span text:style-name="T12">فَطِيْمَ</text:span></text:p>
      <text:p text:style-name="P18">اَكَمْتَ حَشِيْمِ</text:p>
      <text:p text:style-name="P18">اِلُوْمْتُكَ كَلِيْمَ</text:p>
      <text:p text:style-name="P18">نَيَكْوِلِيِ نَبِيَا</text:p>
      <text:p text:style-name="P18"/>
      <text:p text:style-name="P18">#39</text:p>
      <text:p text:style-name="P18">يَوَاتِ وَابِزِوِوُ</text:p>
      <text:p text:style-name="P18">مُسِتِتِ نَمُمِوُ</text:p>
      <text:p text:style-name="P18">اَكَرُدُفُ كِلِيْوُ</text:p>
      <text:p text:style-name="P18">فَطِيْمَ لِزَاهَرِيَا</text:p>
      <text:p text:style-name="P18"/>
      <text:p text:style-name="P18">#40</text:p>
      <text:p text:style-name="P18">اَكَمْبَ تِنَ مْوَانَغُ</text:p>
      <text:p text:style-name="P18">اُتَكَپُ رَضِ يَنْڠُ</text:p>
      <text:p text:style-name="P18">نِهَيُ مَنِيْنُ يَغُ</text:p>
      <text:p text:style-name="P18"><text:soft-page-break/>يِوُ اُكَنِرِظِيْيَا</text:p>
      <text:p text:style-name="P18"/>
      <text:p text:style-name="P18">#41</text:p>
      <text:p text:style-name="P18">كُوَمْبِوَا كْوَ فَطِيْمَ</text:p>
      <text:p text:style-name="P18">يُتِ اَكَيَسُكُمَ</text:p>
      <text:p text:style-name="P18">كِسَ كَڤُتَ كَلِيْمَ</text:p>
      <text:p text:style-name="P18">بَبَكِ اَكَمْوَامْبِيَا</text:p>
      <text:p text:style-name="P18"/>
      <text:p text:style-name="P18">#42</text:p>
      <text:p text:style-name="P18">اَكَمْوَمْبِيَ بَبَڠُ</text:p>
      <text:p text:style-name="P18">تُنَنِ نَمُمِوَانْڠُ</text:p>
      <text:p text:style-name="P19">نَيُوَا مَؤُڤُ يَنْڠُ</text:p>
      <text:p text:style-name="P19">سِمْوِنْيِ كُپِنْدِلِيَا</text:p>
      <text:p text:style-name="P19"/>
      <text:p text:style-name="P19">#43</text:p>
      <text:p text:style-name="P19">نِمْتُ وَلِنِ<text:span text:style-name="T15">غُ</text:span>رِ</text:p>
      <text:p text:style-name="P19">سَسَا نِمِمْفِكِرِا</text:p>
      <text:p text:style-name="P19"><text:soft-page-break/>هَتُپِنْدِلِيِ خِيْرِ</text:p>
      <text:p text:style-name="P19">حَوِزِ كُتْوَاغَلِيْيَ</text:p>
      <text:p text:style-name="P19"/>
      <text:p text:style-name="P19">#44</text:p>
      <text:p text:style-name="P19">تِنَ هُظُمُ مُيُنِ</text:p>
      <text:p text:style-name="P19">مْتُيِ نِشَيْطَانِ</text:p>
      <text:p text:style-name="P19">وَلِكُيَ كُنِلِنِ</text:p>
      <text:p text:style-name="P19">نِيَ مْبُڤُ كُنِتِيَا</text:p>
      <text:p text:style-name="P19"/>
      <text:p text:style-name="P19">#45</text:p>
      <text:p text:style-name="P19">بَعْدَ هَيُ كُكُم<text:span text:style-name="T15">َ</text:span></text:p>
      <text:p text:style-name="P19">كُتُوَا كْوَاكِى فَطِيْمَ</text:p>
      <text:p text:style-name="P19">اَلِيْػِنْرَا كِسِمَ مَ</text:p>
      <text:p text:style-name="P19">سِكُ يَجُمَ اِكِيَا</text:p>
      <text:p text:style-name="P19"/>
      <text:p text:style-name="P19">#46</text:p>
      <text:p text:style-name="P19">اَكِسِمَمَ نْدِيَانِ</text:p>
      <text:p text:style-name="P19"><text:soft-page-break/>اَكِمْوَامْبِيَا شَيْطَانِ</text:p>
      <text:p text:style-name="P19">تُصَلِيْپُ زَامَانِ</text:p>
      <text:p text:style-name="P19">خِيْرِ اُكَيْرُدِيَا</text:p>
      <text:p text:style-name="P19"/>
      <text:p text:style-name="P19">#47</text:p>
      <text:p text:style-name="P19">سِيِوُ تُكِتِز<text:span text:style-name="T13">ِيَ</text:span></text:p>
      <text:p text:style-name="P20">حُكُغُجَ وِوِ اُيِ</text:p>
      <text:p text:style-name="P20">لِغُجِ لِغِيْنِ لِيْيِ</text:p>
      <text:p text:style-name="P20">يِوُ حُكُعَظِمِيْيَا</text:p>
      <text:p text:style-name="P20"/>
      <text:p text:style-name="P20">#48</text:p>
      <text:p text:style-name="P20">عَلِيْ هَپُ كَرُدِ</text:p>
      <text:p text:style-name="P20">اُكَتِكَ كُرَادِادِ</text:p>
      <text:p text:style-name="P20">اُمُوْ<text:span text:style-name="T15">نِ</text:span> مُحَمَّدِ</text:p>
      <text:p text:style-name="P20">نْيُمْبَانِ كِمْغِلِيَا</text:p>
      <text:p text:style-name="P20"/>
      <text:p text:style-name="P20">#49</text:p>
      <text:p text:style-name="P20"><text:soft-page-break/>كُمُوُلِزَا اَمِيْنِ</text:p>
      <text:p text:style-name="P21">يِوُ عَلِيْ اُنَنِ</text:p>
      <text:p text:style-name="P21">حُكُيَ مْسِكِيْتِنِ</text:p>
      <text:p text:style-name="P21">لِپِ لِلُوْ كُزِدِيْيَا</text:p>
      <text:p text:style-name="P21"/>
      <text:p text:style-name="P21">#50</text:p>
      <text:p text:style-name="P21">اَكَمْوَمْبِيَا حَشِيْمَ</text:p>
      <text:p text:style-name="P21">يِوُ سِكُوَاحِ جُمَ</text:p>
      <text:p text:style-name="P21">كِلِغَنَ نَكِسِمَ</text:p>
      <text:p text:style-name="P21">وِنْيِ كُصَلِ هُغِيَا</text:p>
      <text:p text:style-name="P21"/>
      <text:p text:style-name="P21">#51</text:p>
      <text:p text:style-name="P21">حَتَ نِجُمَ لَپِيْلِ</text:p>
      <text:p text:style-name="P21">عَلِيْ كِرَا اَوَالِيْ</text:p>
      <text:p text:style-name="P21">اَبُ اَسُتَجَمَلِيْ</text:p>
      <text:p text:style-name="P21">هُمْلِرَّا كُمْوَمْبِيَا</text:p>
      <text:p text:style-name="P21"/>
      <text:p text:style-name="P21"><text:soft-page-break/>#52</text:p>
      <text:p text:style-name="P21">اَكَمْوَامْبِيَا شِيْطَانِ</text:p>
      <text:p text:style-name="P21">عَلِيْ نِكْوَامبِيِيْنِ</text:p>
      <text:p text:style-name="P21">لَبُدَا هُكُ نْيُمْبَانِ</text:p>
      <text:p text:style-name="P21">كُتُكَ <text:span text:style-name="T14">هُكُوِمِيَا</text:span></text:p>
      <text:p text:style-name="P21"/>
      <text:p text:style-name="P22">#53</text:p>
      <text:p text:style-name="P22">نَيِوُ خِيْرِ اُرُوْدِ</text:p>
      <text:p text:style-name="P22">كْوَا نِ حِيْزُ تَكَصِدِ</text:p>
      <text:p text:style-name="P22">اُكُمُ نِمُحَمَّدِ</text:p>
      <text:p text:style-name="P22">يِوُ مِكُوُظِكِيَا</text:p>
      <text:p text:style-name="P22"/>
      <text:p text:style-name="P22">#54</text:p>
      <text:p text:style-name="P22">عَلِيْ اَكَوُظِيْكَ</text:p>
      <text:p text:style-name="P22">كُرُدِ اَسِيُتَكَ</text:p>
      <text:p text:style-name="P22">حَتَ نْيُبَنِ كِفِكَ</text:p>
      <text:p text:style-name="P22">مْكِ وَكِ كَمْوَامْبِيَا</text:p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0:29:22.410780382</meta:creation-date>
    <meta:editing-duration>PT3H38M50S</meta:editing-duration>
    <meta:editing-cycles>23</meta:editing-cycles>
    <meta:generator>LibreOffice/4.4.2.2$Linux_X86_64 LibreOffice_project/40m0$Build-2</meta:generator>
    <dc:title>andika</dc:title>
    <dc:date>2015-05-25T20:28:08.513422129</dc:date>
    <meta:document-statistic meta:table-count="0" meta:image-count="0" meta:object-count="0" meta:page-count="20" meta:paragraph-count="270" meta:word-count="594" meta:character-count="2619" meta:non-whitespace-character-count="2295"/>
    <meta:template xlink:type="simple" xlink:actuate="onRequest" xlink:title="andika" xlink:href="../../../../../../.config/libreoffice/4/user/template/andika.ott" meta:date="2015-05-22T20:29:20.792530229"/>
  </office:meta>
</office:document-meta>
</file>